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8873A1D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21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8.714cm"/>
    </style:style>
    <style:style style:name="co6" style:family="table-column">
      <style:table-column-properties fo:break-before="auto" style:column-width="2.11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9.7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Orange">
      <style:table-properties table:display="true" style:writing-mode="lr-tb"/>
    </style:style>
    <style:style style:name="ta2" style:family="table" style:master-page-name="PageStyle_5f_Graph">
      <style:table-properties table:display="true" style:writing-mode="lr-tb"/>
    </style:style>
    <style:style style:name="ta3" style:family="table" style:master-page-name="PageStyle_5f_Info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110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n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Increment(I)</text:p>
          </table:table-cell>
          <table:table-cell table:style-name="ce3" office:value-type="string" calcext:value-type="string">
            <text:p>G = ln I/ln N</text:p>
          </table:table-cell>
          <table:table-cell table:style-name="ce3"/>
          <table:table-cell office:value-type="string" calcext:value-type="string">
            <text:p>Method (standard parenthesis notation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,00000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,68640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,970278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,172911</text:p>
          </table:table-cell>
          <table:table-cell table:formula="of:=LOG10([.B5])/LOG10([.A5])" office:value-type="float" office:value="0.115046773209221" calcext:value-type="float">
            <text:p>0,1150468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,353255</text:p>
          </table:table-cell>
          <table:table-cell table:formula="of:=LOG10([.B6])/LOG10([.A6])" office:value-type="float" office:value="0.187961771721532" calcext:value-type="float">
            <text:p>0,1879618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,553672</text:p>
          </table:table-cell>
          <table:table-cell table:formula="of:=LOG10([.B7])/LOG10([.A7])" office:value-type="float" office:value="0.245915352492146" calcext:value-type="float">
            <text:p>0,2459154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,779292</text:p>
          </table:table-cell>
          <table:table-cell table:formula="of:=LOG10([.B8])/LOG10([.A8])" office:value-type="float" office:value="0.296116206932839" calcext:value-type="float">
            <text:p>0,296116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,000323</text:p>
          </table:table-cell>
          <table:table-cell table:formula="of:=LOG10([.B9])/LOG10([.A9])" office:value-type="float" office:value="0.333410992145587" calcext:value-type="float">
            <text:p>0,333411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,197040</text:p>
          </table:table-cell>
          <table:table-cell table:formula="of:=LOG10([.B10])/LOG10([.A10])" office:value-type="float" office:value="0.358229653901107" calcext:value-type="float">
            <text:p>0,3582297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,372119</text:p>
          </table:table-cell>
          <table:table-cell table:formula="of:=LOG10([.B11])/LOG10([.A11])" office:value-type="float" office:value="0.375136472106646" calcext:value-type="float">
            <text:p>0,3751365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,540224</text:p>
          </table:table-cell>
          <table:table-cell table:formula="of:=LOG10([.B12])/LOG10([.A12])" office:value-type="float" office:value="0.388779391950031" calcext:value-type="float">
            <text:p>0,3887794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2,705891</text:p>
          </table:table-cell>
          <table:table-cell table:formula="of:=LOG10([.B13])/LOG10([.A13])" office:value-type="float" office:value="0.400591003354139" calcext:value-type="float">
            <text:p>0,4005910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2,872298</text:p>
          </table:table-cell>
          <table:table-cell table:formula="of:=LOG10([.B14])/LOG10([.A14])" office:value-type="float" office:value="0.41135798770434" calcext:value-type="float">
            <text:p>0,411358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,036746</text:p>
          </table:table-cell>
          <table:table-cell table:formula="of:=LOG10([.B15])/LOG10([.A15])" office:value-type="float" office:value="0.420902772719095" calcext:value-type="float">
            <text:p>0,4209028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,185109</text:p>
          </table:table-cell>
          <table:table-cell table:formula="of:=LOG10([.B16])/LOG10([.A16])" office:value-type="float" office:value="0.427793587758068" calcext:value-type="float">
            <text:p>0,4277936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,331810</text:p>
          </table:table-cell>
          <table:table-cell table:formula="of:=LOG10([.B17])/LOG10([.A17])" office:value-type="float" office:value="0.434076532958474" calcext:value-type="float">
            <text:p>0,4340765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" table:style-name="ta2">
        <office:forms form:automatic-focus="false" form:apply-design-mode="false"/>
        <table:table-column table:style-name="co7" table:default-cell-style-name="Default"/>
        <table:table-column table:style-name="co6" table:number-columns-repeated="1023" table:default-cell-style-name="Default"/>
        <table:table-row table:style-name="ro2">
          <table:table-cell>
            <draw:frame table:end-cell-address="Graph.Q25" table:end-x="0.558cm" table:end-y="0.477cm" draw:z-index="0" draw:name="Grafico 2" draw:style-name="gr1" draw:text-style-name="P1" svg:width="34.411cm" svg:height="13.043cm" svg:x="0.181cm" svg:y="0.134cm">
              <draw:object draw:notify-on-update-of-ranges="Orange.A6:Orange.A128 Orange.C1:Orange.C1 Orange.C6:Orange.C1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o" table:style-name="ta3">
        <office:forms form:automatic-focus="false" form:apply-design-mode="false"/>
        <table:table-column table:style-name="co8" table:default-cell-style-name="Default"/>
        <table:table-column table:style-name="co6" table:number-columns-repeated="1023" table:default-cell-style-name="Default"/>
        <table:table-row table:style-name="ro2">
          <table:table-cell office:value-type="string" calcext:value-type="string">
            <text:p>Explaina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is a speadsheet tracking the best methods to combine N gems to get a gem with the highest possible specia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 purpose is to find the best combining method (and learn to code better, doing thi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b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gems: straightforward, the number of gems that are being combin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Growth is the amount that I aim to maximize, as it represent how much fast a gem grows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 have a gem if the two we combine are known and my program implements that capacity (for oranges only, currently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nger our new gem is compared to a grade 1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n, to compare different upgrade methods we need to factor in the amount of gem used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 have: Total_I = I^C = I^(log(base=N)(NT)) = exp ( ln(I)*ln(NT)/ln(N) ) = NT^( ln(I)/ln(N)) = NT^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here I used several properties of powers and logarithms, hope it's all clea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izing <text:s/>G is therefore the way to get the best possible gem at a given mana cos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f the info here are not enough feel free to as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345ieee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 style:data-style-name="N2" text:time-value="06:40:06.09300223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range" style:display-name="PageStyle_Or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sing" style:display-name="PageStyle_Pars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</meta:initial-creator>
    <dc:creator>Andrea Stacchiotti</dc:creator>
    <meta:creation-date>2014-09-11T16:32:33</meta:creation-date>
    <dc:date>2014-09-15T06:50:49.178139813</dc:date>
    <meta:generator>LibreOffice/4.3.1.2$Linux_X86_64 LibreOffice_project/430m0$Build-2</meta:generator>
    <meta:editing-duration>PT5H54M28S</meta:editing-duration>
    <meta:editing-cycles>4</meta:editing-cycles>
    <meta:document-statistic meta:table-count="3" meta:cell-count="70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7"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symbol-type="automatic" chart:include-hidden-cells="false" chart:treat-empty-cells="ignore">
        <chart:symbol-image xlink:href="Pictures/2000000A000000DD000000DD8873A1DD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5" chart:maximum="65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0">
      <style:chart-properties chart:display-label="true" chart:logarithmic="false" chart:origin="0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68686"/>
    </style:style>
    <style:style style:name="ch7" style:family="chart" style:data-style-name="N110">
      <style:chart-properties chart:symbol-type="named-symbol" chart:symbol-name="square" chart:symbol-width="0.18cm" chart:symbol-height="0.18cm" chart:link-data-style-to-source="true">
        <chart:symbol-image xlink:href="Pictures/2000000A000000DD000000DD8873A1DD.svm" xlink:type="simple" xlink:actuate="onLoad"/>
      </style:chart-properties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34.412cm" svg:height="13.044cm" xlink:href=".." xlink:type="simple" chart:class="chart:scatter" chart:style-name="ch1">
        <chart:subtitle svg:x="15.695cm" svg:y="0.234cm" chart:style-name="ch2">
          <text:p>Growth=ln(I)/ln(n)</text:p>
        </chart:subtitle>
        <chart:plot-area chart:style-name="ch3" table:cell-range-address="Orange.A6:Orange.A128 Orange.C1:Orange.C1 Orange.C6:Orange.C128" chart:data-source-has-labels="row" svg:x="0.51cm" svg:y="1.54cm" svg:width="33.279cm" svg:height="11.017cm">
          <chartooo:coordinate-region svg:x="2.56cm" svg:y="1.739cm" svg:width="31.016cm" svg:height="10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range.C6:Orange.C128" chart:label-cell-address="Orange.C1:Orange.C1" chart:class="chart:scatter">
            <chart:domain table:cell-range-address="Orange.A6:Orange.A128"/>
            <chart:data-point chart:repeated="1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.C1:Oran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Orange.A6:Orange.A128</svg:desc>
                </draw:g>
              </table:table-cell>
              <table:table-cell office:value-type="float" office:value="0.187961771721532">
                <text:p>0.187961771721532</text:p>
                <draw:g>
                  <svg:desc>Orange.C6:Orange.C1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45915352492146">
                <text:p>0.245915352492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296116206932839">
                <text:p>0.296116206932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33410992145587">
                <text:p>0.333410992145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